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86cm" fo:margin-left="0.037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2.434cm"/>
    </style:style>
    <style:style style:name="Table1.C" style:family="table-column">
      <style:table-column-properties style:column-width="2.831cm"/>
    </style:style>
    <style:style style:name="Table1.F" style:family="table-column">
      <style:table-column-properties style:column-width="2.85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844ef"/>
    </style:style>
    <style:style style:name="P2" style:family="paragraph" style:parent-style-name="Standard">
      <style:text-properties fo:font-size="12pt" officeooo:rsid="000844ef" officeooo:paragraph-rsid="000844ef" style:font-size-asian="12pt" style:font-size-complex="12pt"/>
    </style:style>
    <style:style style:name="P3" style:family="paragraph" style:parent-style-name="Standard">
      <style:text-properties fo:font-size="12pt" officeooo:paragraph-rsid="000844ef" style:font-size-asian="10.5pt" style:font-size-complex="12pt"/>
    </style:style>
    <style:style style:name="P4" style:family="paragraph" style:parent-style-name="Standard">
      <style:text-properties fo:font-size="12pt" officeooo:rsid="0009432f" officeooo:paragraph-rsid="0009432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9432f" officeooo:paragraph-rsid="0009432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9432f" officeooo:paragraph-rsid="000dbf7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9432f" officeooo:paragraph-rsid="000f4197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a5266" officeooo:paragraph-rsid="000a526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f4197" officeooo:paragraph-rsid="000f419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1919f" officeooo:paragraph-rsid="0011919f" style:font-size-asian="10.5pt" style:font-size-complex="12pt"/>
    </style:style>
    <style:style style:name="P11" style:family="paragraph" style:parent-style-name="Table_20_Contents">
      <style:text-properties officeooo:rsid="000844ef" officeooo:paragraph-rsid="000844ef"/>
    </style:style>
    <style:style style:name="P12" style:family="paragraph" style:parent-style-name="Table_20_Contents">
      <style:text-properties officeooo:rsid="0009432f" officeooo:paragraph-rsid="0009432f"/>
    </style:style>
    <style:style style:name="P1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0a5266" officeooo:paragraph-rsid="000a5266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0c1d9a" officeooo:paragraph-rsid="000c1d9a" style:font-size-asian="10.5pt" style:font-size-complex="12pt"/>
    </style:style>
    <style:style style:name="P16" style:family="paragraph" style:parent-style-name="Standard">
      <style:text-properties fo:font-size="18pt" officeooo:rsid="000844ef" officeooo:paragraph-rsid="000844ef" style:font-size-asian="15.75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0dbf75" officeooo:paragraph-rsid="000dbf75" style:font-size-asian="15.75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5pt" officeooo:rsid="000c1d9a" officeooo:paragraph-rsid="000c1d9a" style:font-size-asian="13.1000003814697pt" style:font-size-complex="15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5pt" officeooo:rsid="000dbf75" officeooo:paragraph-rsid="000dbf75" style:font-size-asian="13.1000003814697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3pt" officeooo:rsid="000dbf75" officeooo:paragraph-rsid="000dbf75" style:font-size-asian="11.3500003814697pt" style:font-size-complex="13pt"/>
    </style:style>
    <style:style style:name="P21" style:family="paragraph" style:parent-style-name="Standard">
      <style:paragraph-properties fo:text-align="start" style:justify-single-word="false"/>
      <style:text-properties fo:font-size="13pt" officeooo:rsid="000f4197" officeooo:paragraph-rsid="000f4197" style:font-size-asian="11.3500003814697pt" style:font-size-complex="13pt"/>
    </style:style>
    <style:style style:name="T1" style:family="text">
      <style:text-properties fo:font-size="18pt" officeooo:rsid="000844ef" style:font-size-asian="15.75pt" style:font-size-complex="18pt"/>
    </style:style>
    <style:style style:name="T2" style:family="text">
      <style:text-properties fo:font-size="18pt" officeooo:rsid="000dbf75" style:font-size-asian="15.75pt" style:font-size-complex="18pt"/>
    </style:style>
    <style:style style:name="T3" style:family="text">
      <style:text-properties officeooo:rsid="000844ef"/>
    </style:style>
    <style:style style:name="T4" style:family="text">
      <style:text-properties officeooo:rsid="0009432f"/>
    </style:style>
    <style:style style:name="T5" style:family="text">
      <style:text-properties officeooo:rsid="000a5266"/>
    </style:style>
    <style:style style:name="T6" style:family="text">
      <style:text-properties fo:font-size="15pt" officeooo:rsid="000c1d9a" style:font-size-asian="13.1000003814697pt" style:font-size-complex="15pt"/>
    </style:style>
    <style:style style:name="T7" style:family="text">
      <style:text-properties officeooo:rsid="000c1d9a"/>
    </style:style>
    <style:style style:name="T8" style:family="text">
      <style:text-properties officeooo:rsid="000dbf75"/>
    </style:style>
    <style:style style:name="T9" style:family="text">
      <style:text-properties style:font-name="Liberation Serif1" fo:font-size="15pt" officeooo:rsid="000dbf75" style:font-size-asian="13.1000003814697pt" style:font-size-complex="15pt"/>
    </style:style>
    <style:style style:name="T10" style:family="text">
      <style:text-properties style:font-name="Liberation Serif" fo:font-size="15pt" officeooo:rsid="000dbf75" style:font-size-asian="13.1000003814697pt" style:font-size-complex="15pt"/>
    </style:style>
    <style:style style:name="T11" style:family="text">
      <style:text-properties fo:font-size="13pt" officeooo:rsid="000dbf75" style:font-size-asian="11.3500003814697pt" style:font-size-complex="13pt"/>
    </style:style>
    <style:style style:name="T12" style:family="text">
      <style:text-properties fo:font-size="13pt" officeooo:rsid="000f4197" style:font-size-asian="11.3500003814697pt" style:font-size-complex="13pt"/>
    </style:style>
    <style:style style:name="T13" style:family="text">
      <style:text-properties officeooo:rsid="001191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6"/><text:span text:style-name="T1">SENSIRION COMPONENETS</text:span></text:p>
      <text:p text:style-name="P16"/>
      <text:p text:style-name="P2">1.HUMIDITY AND TEMPERATURE SENSOR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1">HUMIDITY RANGE (%)</text:p>
          </table:table-cell>
          <table:table-cell table:style-name="Table1.A1" office:value-type="string">
            <text:p text:style-name="P11">TEMPERATURE RANGE(C)</text:p>
          </table:table-cell>
          <table:table-cell table:style-name="Table1.A1" office:value-type="string">
            <text:p text:style-name="P11">HUMIDITY </text:p>
            <text:p text:style-name="P11">ACCURACY</text:p>
            <text:p text:style-name="P11">(%)</text:p>
          </table:table-cell>
          <table:table-cell table:style-name="Table1.A1" office:value-type="string">
            <text:p text:style-name="P11">TEMPERATURE ACCURACY</text:p>
          </table:table-cell>
          <table:table-cell table:style-name="Table1.F1" office:value-type="string">
            <text:p text:style-name="P11">VOLTAGE </text:p>
            <text:p text:style-name="P11">REQUIRED</text:p>
            <text:p text:style-name="P12">(V)</text:p>
          </table:table-cell>
        </table:table-row>
        <table:table-row>
          <table:table-cell table:style-name="Table1.A2" office:value-type="string">
            <text:p text:style-name="P11">SHTW2</text:p>
          </table:table-cell>
          <table:table-cell table:style-name="Table1.A2" office:value-type="string">
            <text:p text:style-name="P11">0-100</text:p>
          </table:table-cell>
          <table:table-cell table:style-name="Table1.A2" office:value-type="string">
            <text:p text:style-name="Table_20_Contents">-<text:span text:style-name="T3">30 - 100</text:span></text:p>
          </table:table-cell>
          <table:table-cell table:style-name="Table1.A2" office:value-type="string">
            <text:p text:style-name="P11">+- 3.0</text:p>
          </table:table-cell>
          <table:table-cell table:style-name="Table1.A2" office:value-type="string">
            <text:p text:style-name="P11">+- 0.3</text:p>
          </table:table-cell>
          <table:table-cell table:style-name="Table1.F2" office:value-type="string">
            <text:p text:style-name="P11">1.62-1.98</text:p>
          </table:table-cell>
        </table:table-row>
        <table:table-row>
          <table:table-cell table:style-name="Table1.A2" office:value-type="string">
            <text:p text:style-name="P12">SHTC3</text:p>
          </table:table-cell>
          <table:table-cell table:style-name="Table1.A2" office:value-type="string">
            <text:p text:style-name="P12">0-100</text:p>
          </table:table-cell>
          <table:table-cell table:style-name="Table1.A2" office:value-type="string">
            <text:p text:style-name="Table_20_Contents">-<text:span text:style-name="T4">40 – 125</text:span></text:p>
          </table:table-cell>
          <table:table-cell table:style-name="Table1.A2" office:value-type="string">
            <text:p text:style-name="P12">+-2</text:p>
          </table:table-cell>
          <table:table-cell table:style-name="Table1.A2" office:value-type="string">
            <text:p text:style-name="P12">+-0.2</text:p>
          </table:table-cell>
          <table:table-cell table:style-name="Table1.F2" office:value-type="string">
            <text:p text:style-name="P12">1.62-3.6</text:p>
          </table:table-cell>
        </table:table-row>
        <table:table-row>
          <table:table-cell table:style-name="Table1.A2" office:value-type="string">
            <text:p text:style-name="P12">SHTC1</text:p>
          </table:table-cell>
          <table:table-cell table:style-name="Table1.A2" office:value-type="string">
            <text:p text:style-name="P12">0-100</text:p>
          </table:table-cell>
          <table:table-cell table:style-name="Table1.A2" office:value-type="string">
            <text:p text:style-name="Table_20_Contents">-<text:span text:style-name="T4">30 -100</text:span></text:p>
          </table:table-cell>
          <table:table-cell table:style-name="Table1.A2" office:value-type="string">
            <text:p text:style-name="P12">+-3</text:p>
          </table:table-cell>
          <table:table-cell table:style-name="Table1.A2" office:value-type="string">
            <text:p text:style-name="P12">+-0.3</text:p>
          </table:table-cell>
          <table:table-cell table:style-name="Table1.F2" office:value-type="string">
            <text:p text:style-name="P12">1.62-1.98</text:p>
          </table:table-cell>
        </table:table-row>
        <table:table-row>
          <table:table-cell table:style-name="Table1.A2" office:value-type="string">
            <text:p text:style-name="P12">SHT35(SHT3X)</text:p>
          </table:table-cell>
          <table:table-cell table:style-name="Table1.A2" office:value-type="string">
            <text:p text:style-name="P12">0-100</text:p>
          </table:table-cell>
          <table:table-cell table:style-name="Table1.A2" office:value-type="string">
            <text:p text:style-name="Table_20_Contents">-<text:span text:style-name="T4">40 - 125</text:span></text:p>
          </table:table-cell>
          <table:table-cell table:style-name="Table1.A2" office:value-type="string">
            <text:p text:style-name="P12">+-1.5</text:p>
          </table:table-cell>
          <table:table-cell table:style-name="Table1.A2" office:value-type="string">
            <text:p text:style-name="P12">+-0.1</text:p>
          </table:table-cell>
          <table:table-cell table:style-name="Table1.F2" office:value-type="string">
            <text:p text:style-name="P12">2.15-5.5</text:p>
          </table:table-cell>
        </table:table-row>
        <table:table-row>
          <table:table-cell table:style-name="Table1.A2" office:value-type="string">
            <text:p text:style-name="P12">SHT85</text:p>
          </table:table-cell>
          <table:table-cell table:style-name="Table1.A2" office:value-type="string">
            <text:p text:style-name="P12">0-100</text:p>
          </table:table-cell>
          <table:table-cell table:style-name="Table1.A2" office:value-type="string">
            <text:p text:style-name="Table_20_Contents">-<text:span text:style-name="T4">40 – 105</text:span></text:p>
          </table:table-cell>
          <table:table-cell table:style-name="Table1.A2" office:value-type="string">
            <text:p text:style-name="P12">+-1.5</text:p>
          </table:table-cell>
          <table:table-cell table:style-name="Table1.A2" office:value-type="string">
            <text:p text:style-name="P12">+-0.1</text:p>
          </table:table-cell>
          <table:table-cell table:style-name="Table1.F2" office:value-type="string">
            <text:p text:style-name="P12">2.15-5.5</text:p>
          </table:table-cell>
        </table:table-row>
      </table:table>
      <text:p text:style-name="P3"/>
      <text:p text:style-name="P4">NOTE-SHT85 is sensirion best in class component for humidity and temperature.</text:p>
      <text:p text:style-name="P4">-It is long lasting in harsh conditions like dust and liquid.</text:p>
      <text:p text:style-name="P4">-it is avilable in india at approx 1831 rs.</text:p>
      <text:p text:style-name="P4">- It is compatible with arduino also.</text:p>
      <text:p text:style-name="P5">-<text:span text:style-name="T5">For use of SHTW2,SHTC3,SHTC1,SHT35 we required 1.sensor bridge for connecting sensors 2.run control software.</text:span></text:p>
      <text:p text:style-name="P5">-<text:span text:style-name="T5">SHT31 (design and development kit avilable ) having lcd display for humidity and temperature with blutooth low energy connectivity to ios or smartphones.</text:span></text:p>
      <text:p text:style-name="P5"/>
      <text:p text:style-name="P8">2.GAS SENSOR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5">PARAMETERS</text:p>
          </table:table-cell>
          <table:table-cell table:style-name="Table2.A1" office:value-type="string">
            <text:p text:style-name="P14">SGP30</text:p>
          </table:table-cell>
          <table:table-cell table:style-name="Table2.A1" office:value-type="string">
            <text:p text:style-name="P14">SGPC3</text:p>
          </table:table-cell>
          <table:table-cell table:style-name="Table2.D1" office:value-type="string">
            <text:p text:style-name="P14">SVM30</text:p>
          </table:table-cell>
        </table:table-row>
        <table:table-row>
          <table:table-cell table:style-name="Table2.A2" office:value-type="string">
            <text:p text:style-name="P15">OUTPUT</text:p>
          </table:table-cell>
          <table:table-cell table:style-name="Table2.A2" office:value-type="string">
            <text:p text:style-name="P15">TVOC in ppb</text:p>
            <text:p text:style-name="P15">H2 based CO2 in ppm</text:p>
          </table:table-cell>
          <table:table-cell table:style-name="Table2.A2" office:value-type="string">
            <text:p text:style-name="P15">TVOC</text:p>
          </table:table-cell>
          <table:table-cell table:style-name="Table2.D2" office:value-type="string">
            <text:p text:style-name="P15">TVOC in ppb</text:p>
            <text:p text:style-name="P15">H2 based CO2 in ppm</text:p>
            <text:p text:style-name="P15">relative humadity</text:p>
            <text:p text:style-name="P15">temperature</text:p>
          </table:table-cell>
        </table:table-row>
        <table:table-row>
          <table:table-cell table:style-name="Table2.A2" office:value-type="string">
            <text:p text:style-name="P15">SUPPLY VOLTAGE</text:p>
          </table:table-cell>
          <table:table-cell table:style-name="Table2.A2" office:value-type="string">
            <text:p text:style-name="P15">1.62-1.98</text:p>
          </table:table-cell>
          <table:table-cell table:style-name="Table2.A2" office:value-type="string">
            <text:p text:style-name="P15">1.62-1.98</text:p>
          </table:table-cell>
          <table:table-cell table:style-name="Table2.D2" office:value-type="string">
            <text:p text:style-name="P15">4.5-5.5</text:p>
          </table:table-cell>
        </table:table-row>
        <table:table-row>
          <table:table-cell table:style-name="Table2.A2" office:value-type="string">
            <text:p text:style-name="P15">AVG. CURRENT</text:p>
          </table:table-cell>
          <table:table-cell table:style-name="Table2.A2" office:value-type="string">
            <text:p text:style-name="P15">48 mA</text:p>
          </table:table-cell>
          <table:table-cell table:style-name="Table2.A2" office:value-type="string">
            <text:p text:style-name="P15">1mA</text:p>
          </table:table-cell>
          <table:table-cell table:style-name="Table2.D2" office:value-type="string">
            <text:p text:style-name="P15">49mA</text:p>
          </table:table-cell>
        </table:table-row>
        <table:table-row>
          <table:table-cell table:style-name="Table2.A2" office:value-type="string">
            <text:p text:style-name="P15">OUT. RANGE</text:p>
          </table:table-cell>
          <table:table-cell table:style-name="Table2.A2" office:value-type="string">
            <text:p text:style-name="P15">TVOC:0-60000 ppb</text:p>
            <text:p text:style-name="P15">CO2:0-60000 ppm</text:p>
          </table:table-cell>
          <table:table-cell table:style-name="Table2.A2" office:value-type="string">
            <text:p text:style-name="P15">TVOC:0-60000 ppb</text:p>
          </table:table-cell>
          <table:table-cell table:style-name="Table2.D2" office:value-type="string">
            <text:p text:style-name="P15">TVOC:0-60000 ppb</text:p>
            <text:p text:style-name="P15">CO2:0-60000 ppm</text:p>
          </table:table-cell>
        </table:table-row>
        <table:table-row>
          <table:table-cell table:style-name="Table2.A2" office:value-type="string">
            <text:p text:style-name="P15">TEMP. RANGE</text:p>
          </table:table-cell>
          <table:table-cell table:style-name="Table2.A2" office:value-type="string">
            <text:p text:style-name="P13">-</text:p>
          </table:table-cell>
          <table:table-cell table:style-name="Table2.A2" office:value-type="string">
            <text:p text:style-name="P13">-</text:p>
          </table:table-cell>
          <table:table-cell table:style-name="Table2.D2" office:value-type="string">
            <text:p text:style-name="P13">-<text:span text:style-name="T7">20 -85 (C) +-1(C)</text:span></text:p>
          </table:table-cell>
        </table:table-row>
        <table:table-row>
          <table:table-cell table:style-name="Table2.A2" office:value-type="string">
            <text:p text:style-name="P15">HUM. RANGE</text:p>
          </table:table-cell>
          <table:table-cell table:style-name="Table2.A2" office:value-type="string">
            <text:p text:style-name="P13">-</text:p>
          </table:table-cell>
          <table:table-cell table:style-name="Table2.A2" office:value-type="string">
            <text:p text:style-name="P13">-</text:p>
          </table:table-cell>
          <table:table-cell table:style-name="Table2.D2" office:value-type="string">
            <text:p text:style-name="P15">0-100 (%) +-5(%)</text:p>
          </table:table-cell>
        </table:table-row>
      </table:table>
      <text:p text:style-name="P8"/>
      <text:p text:style-name="P18">PM SENSOR(SPS30)</text:p>
      <text:p text:style-name="P18"/>
      <text:p text:style-name="P6"><text:span text:style-name="T6">-Mass concentration accuracy = +-10</text:span><text:span text:style-name="T9">µ</text:span><text:span text:style-name="T10">g/m3</text:span></text:p>
      <text:p text:style-name="P19">-Particle size detection range = PM 1.0,PM 2.5,PM 4,PM 10</text:p>
      <text:p text:style-name="P19">-operating temperature range= -10 to 60(C)</text:p>
      <text:p text:style-name="P19">-supply voltage= -4.5 – 5.5(V)</text:p>
      <text:p text:style-name="P19"/>
      <text:p text:style-name="P6"><text:s text:c="3"/></text:p>
      <text:p text:style-name="P17"/>
      <text:p text:style-name="P17"><text:soft-page-break/></text:p>
      <text:p text:style-name="P6"><text:span text:style-name="T2"><text:s text:c="7"/>OTHER COMPANY SENSORS AVILABLE IN MARKET</text:span> <text:s/></text:p>
      <text:p text:style-name="P6"/>
      <text:p text:style-name="P6"><text:span text:style-name="T8">1.</text:span><text:span text:style-name="T11">TEMPERATURE AND HUMIDITY SENSOR(DHT22)</text:span></text:p>
      <text:p text:style-name="P20"/>
      <text:p text:style-name="P20">-It send data 2 second later according to serial monitor.</text:p>
      <text:p text:style-name="P20">-supply voltage=3-5(V)</text:p>
      <text:p text:style-name="P20">-Humidity range= +-2-5(%)</text:p>
      <text:p text:style-name="P20">-temperature range= +-0.5(C)</text:p>
      <text:p text:style-name="P20"/>
      <text:p text:style-name="P20">2.GAS SENSOR</text:p>
      <text:p text:style-name="P20"/>
      <text:p text:style-name="P7"><text:span text:style-name="T11">-MQ2 </text:span><text:span text:style-name="T12">it can sense H2,LPG,CH4,CO,alcohol,smoke,propane.</text:span></text:p>
      <text:p text:style-name="P21">-BME680 it can sense TVOC and CO2 with temperature and humidity but temperature and humidity accuracy is bad.</text:p>
      <text:p text:style-name="P21">-CCS811 it having better accuracy then BME680 in sensing TVOC and CO2 .it cant give values of temperature and humidity.</text:p>
      <text:p text:style-name="P7"><text:span text:style-name="T12">-SGP30 can sense TVOC and CO2 but due to high sensitivity its accuracy is low.</text:span> </text:p>
      <text:p text:style-name="P7"/>
      <text:p text:style-name="P9">3.PM SENSOR</text:p>
      <text:p text:style-name="P9"/>
      <text:p text:style-name="P9">3.1 <text:span text:style-name="T13">HPM series</text:span></text:p>
      <text:p text:style-name="P9">-<text:span text:style-name="T13">long life more than 10 years.</text:span></text:p>
      <text:p text:style-name="P9">-<text:span text:style-name="T13">15% accuracy.</text:span></text:p>
      <text:p text:style-name="P9">-<text:span text:style-name="T13">current 80mA</text:span></text:p>
      <text:p text:style-name="P9">-<text:span text:style-name="T13">PM 1.0,PM 2.5,PM 4.0,PM 10.</text:span></text:p>
      <text:p text:style-name="P9">-<text:span text:style-name="T13">HPM115S0 (PM 2.5,PM 10)</text:span></text:p>
      <text:p text:style-name="P9"/>
      <text:p text:style-name="P10">3.2 PMS3003</text:p>
      <text:p text:style-name="P10">-High -precision laser dust concentration sensor.</text:p>
      <text:p text:style-name="P10">-range:PM(0.3-1.0),PM(1.0-2.5),PM(2.5-10)</text:p>
      <text:p text:style-name="P10">-response time&lt;=10sec.</text:p>
      <text:p text:style-name="P10">-supply voltage=5V</text:p>
      <text:p text:style-name="P10">-current=120mA</text:p>
      <text:p text:style-name="P10">-temperature range=-20 - 50(C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2:32:36.454505759</meta:creation-date>
    <dc:date>2019-12-13T14:29:57.921150734</dc:date>
    <meta:editing-duration>PT28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2" meta:paragraph-count="114" meta:word-count="356" meta:character-count="2321" meta:non-whitespace-character-count="2013"/>
  </office:meta>
</office:document-meta>
</file>